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4</text:p>
      <text:p text:style-name="P6">March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4.tar.gz</text:p>
            <text:p text:style-name="P24">zk-bin-std-3.0.4.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4.tar.gz</text:p>
            <text:p text:style-name="P24">zk-bin-prof-3.0.4.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4.tar.gz</text:p>
            <text:p text:style-name="P24">zk-bin-3.0.4.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4.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4.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4.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4.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4.zip</text:span> or <text:span text:style-name="T8">zk-bin-3.0.4.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4.zip</text:span> or <text:span text:style-name="T8">zk-bin-3.0.4.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4.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4">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4.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4.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 Cleanup when a session is destroyed --&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3-14T10:12:00</dc:date>
    <dc:language>en-US</dc:language>
    <meta:editing-cycles>1098</meta:editing-cycles>
    <meta:editing-duration>P3DT23H28M36S</meta:editing-duration>
    <meta:user-defined meta:name="Info 1"/>
    <meta:user-defined meta:name="Info 2"/>
    <meta:user-defined meta:name="Info 3"/>
    <meta:user-defined meta:name="Info 4"/>
    <meta:document-statistic meta:table-count="5" meta:image-count="2" meta:object-count="0" meta:page-count="16" meta:paragraph-count="313" meta:word-count="2629" meta:character-count="16560"/>
  </office:meta>
</office:document-meta>
</file>